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3"/>
    <style:style style:name="ce2" style:family="table-cell" style:parent-style-name="Default" style:data-style-name="N104">
      <style:table-cell-properties fo:background-color="#ffcc00"/>
    </style:style>
    <style:style style:name="ce3" style:family="table-cell" style:parent-style-name="Default" style:data-style-name="N104"/>
    <style:style style:name="ce4" style:family="table-cell" style:parent-style-name="Default" style:data-style-name="N11">
      <style:table-cell-properties fo:background-color="#99ffff"/>
    </style:style>
    <style:style style:name="ce5" style:family="table-cell" style:parent-style-name="Default" style:data-style-name="N104">
      <style:table-cell-properties fo:background-color="#00cc33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fo:background-color="#99ffff"/>
    </style:style>
    <style:style style:name="ce10" style:family="table-cell" style:parent-style-name="Default" style:data-style-name="N1">
      <style:table-cell-properties fo:background-color="#99ffff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 style:data-style-name="N104">
      <style:table-cell-properties fo:background-color="#99ffff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order-bottom="0.99pt double #000000" style:border-line-width-bottom="0.74pt 0.74pt 0.06pt" fo:border-left="none" fo:border-right="none" fo:border-top="0.99pt double #000000" style:border-line-width-top="0.74pt 0.74pt 0.06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Ide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 idea. Formal Proposal listed 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 issuing samples, receiving re-orders, and then shipping product personally throughout NJ via paid drivers, we can obtain a customer base that will reorder our products (starting with budder and specific weed strains). We will scale low for the first couple of month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5627" calcext:value-type="float">
            <text:p>95,627</text:p>
          </table:table-cell>
          <table:table-cell table:style-name="ce6" office:value-type="string" calcext:value-type="string">
            <text:p><text:s/>people use (data from crimes record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f each offender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3]*1.5" office:value-type="currency" office:currency="USD" office:value="143440.5" calcext:value-type="currency">
            <text:p>$143,440.50</text:p>
          </table:table-cell>
          <table:table-cell office:value-type="string" calcext:value-type="string">
            <text:p>in revenue would be available to give to our 478 drivers (to service that amount of people in one day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8]*8" office:value-type="currency" office:currency="USD" office:value="64" calcext:value-type="currency">
            <text:p>$64</text:p>
          </table:table-cell>
          <table:table-cell table:style-name="ce9" table:formula="of:=[Idea.E8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 (8 hrs per day worked)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#customers/driver</text:p>
          </table:table-cell>
          <table:table-cell table:style-name="ce10" table:formula="of:=[Idea.D7]/[Idea.D9]" office:value-type="float" office:value="3.125" calcext:value-type="float">
            <text:p>3</text:p>
          </table:table-cell>
          <table:table-cell table:style-name="ce10" table:formula="of:=[Idea.E7]/[Idea.E9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3]/200" office:value-type="float" office:value="478.135" calcext:value-type="float">
            <text:p>478.135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5]/[Idea.D11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9]/[Idea.D12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9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5]*[Idea.B13]" office:value-type="currency" office:currency="USD" office:value="86064.3" calcext:value-type="currency">
            <text:p>$86,064.3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 office:value-type="string" calcext:value-type="string">
            <text:p>Same test as above run for people expected to use marijuana (52% of nj population(8,900,000))</text:p>
          </table:table-cell>
          <table:table-cell table:style-name="ce3"/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 table:formula="of:=8900000*0.52" office:value-type="float" office:value="4628000" calcext:value-type="float">
            <text:p>4,628,000</text:p>
          </table:table-cell>
          <table:table-cell table:style-name="ce7" table:formula="of:=8900000*0.52" office:value-type="float" office:value="4628000" calcext:value-type="float">
            <text:p>4,628,000</text:p>
          </table:table-cell>
          <table:table-cell office:value-type="string" calcext:value-type="string">
            <text:p>presumed us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each person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16]*1.5" office:value-type="currency" office:currency="USD" office:value="6942000" calcext:value-type="currency">
            <text:p>$6,942,000.00</text:p>
          </table:table-cell>
          <table:table-cell office:value-type="string" calcext:value-type="string">
            <text:p>in revenue would be available to give to our 23,140 drivers (to service that amount of people in one day)(more practical to offer 1/day/certain cities and a driver responsible for that density area) brings it to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21]*8" office:value-type="currency" office:currency="USD" office:value="64" calcext:value-type="currency">
            <text:p>$64</text:p>
          </table:table-cell>
          <table:table-cell table:style-name="ce9" table:formula="of:=[Idea.E21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</text:p>
          </table:table-cell>
        </table:table-row>
        <table:table-row table:style-name="ro1">
          <table:table-cell/>
          <table:table-cell table:style-name="ce3" table:formula="of:=[Idea.B18]*0.4" office:value-type="currency" office:currency="USD" office:value="2776800" calcext:value-type="currency">
            <text:p>$2,776,800.00</text:p>
          </table:table-cell>
          <table:table-cell office:value-type="string" calcext:value-type="string">
            <text:p>#customers/driver</text:p>
          </table:table-cell>
          <table:table-cell table:style-name="ce10" table:formula="of:=[Idea.D20]/[Idea.D22]" office:value-type="float" office:value="3.125" calcext:value-type="float">
            <text:p>3</text:p>
          </table:table-cell>
          <table:table-cell table:style-name="ce10" table:formula="of:=[Idea.E20]/[Idea.E22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16]/200" office:value-type="float" office:value="23140" calcext:value-type="float">
            <text:p>23140</text:p>
          </table:table-cell>
          <table:table-cell table:style-name="ce13" table:formula="of:=[Idea.D24]/7" office:value-type="float" office:value="3305.71428571429" calcext:value-type="float">
            <text:p>33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18]/[Idea.D24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22]/[Idea.D25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22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18]*[Idea.B26]" office:value-type="currency" office:currency="USD" office:value="4165200" calcext:value-type="currency">
            <text:p>$4,165,200.0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This Scenario is presented to understand that if market coverage gets large, it will make sense to move into retail to save the 2.7 million dollar distribution costs.</text:p>
          </table:table-cell>
          <table:table-cell table:number-columns-repeated="3"/>
        </table:table-row>
      </table:table>
      <table:table table:name="StockSetup" table:style-name="ta1">
        <table:table-column table:style-name="co1" table:default-cell-style-name="ce17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Budder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Assets = </text:p>
          </table:table-cell>
          <table:table-cell table:style-name="ce14" office:value-type="string" calcext:value-type="string">
            <text:p>Liabilities+</text:p>
          </table:table-cell>
          <table:table-cell table:style-name="ce14" office:value-type="string" calcext:value-type="string">
            <text:p>Equity</text:p>
          </table:table-cell>
          <table:table-cell table:style-name="ce14" office:value-type="string" calcext:value-type="string">
            <text:p>Naive share price</text:p>
          </table:table-cell>
          <table:table-cell table:style-name="ce14" office:value-type="string" calcext:value-type="string">
            <text:p>Owners</text:p>
          </table:table-cell>
          <table:table-cell table:style-name="ce14" office:value-type="string" calcext:value-type="string">
            <text:p>Shares</text:p>
          </table:table-cell>
          <table:table-cell table:style-name="ce14" office:value-type="string" calcext:value-type="string">
            <text:p>Total shares outstanding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Idea</text:p>
          </table:table-cell>
          <table:table-cell/>
          <table:table-cell table:formula="of:=CONCATENATE([StockSetup.G4];&quot; Outstanding shares&quot;)" office:value-type="string" office:string-value="113 Outstanding shares" calcext:value-type="string">
            <text:p>113 Outstanding shares</text:p>
          </table:table-cell>
          <table:table-cell table:style-name="ce3" table:formula="of:=SUM([.A7:.A18])/[.G4]" office:value-type="currency" office:currency="USD" office:value="194.690265486726" calcext:value-type="currency">
            <text:p>$194.69</text:p>
          </table:table-cell>
          <table:table-cell office:value-type="string" calcext:value-type="string">
            <text:p>Kelly</text:p>
          </table:table-cell>
          <table:table-cell office:value-type="float" office:value="1" calcext:value-type="float">
            <text:p>1</text:p>
          </table:table-cell>
          <table:table-cell table:style-name="ce1" table:formula="of:=SUM([StockSetup.F3:.F22])" office:value-type="float" office:value="113" calcext:value-type="float">
            <text:p>113</text:p>
          </table:table-cell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5" office:value-type="string" calcext:value-type="string">
            <text:p>Unique Skills</text:p>
          </table:table-cell>
          <table:table-cell table:number-columns-repeated="3"/>
          <table:table-cell office:value-type="string" calcext:value-type="string">
            <text:p>D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6" office:value-type="string" calcext:value-type="string">
            <text:p>Capital</text:p>
          </table:table-cell>
          <table:table-cell table:number-columns-repeated="3"/>
          <table:table-cell office:value-type="string" calcext:value-type="string">
            <text:p>Norm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r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8" office:value-type="currency" office:currency="USD" office:value="20000" calcext:value-type="currency">
            <text:p>$20,000.00</text:p>
          </table:table-cell>
          <table:table-cell table:number-columns-repeated="3"/>
          <table:table-cell office:value-type="string" calcext:value-type="string">
            <text:p>Ved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8" office:value-type="currency" office:currency="USD" office:value="2000" calcext:value-type="currency">
            <text:p>$2,000.00</text:p>
          </table:table-cell>
          <table:table-cell table:number-columns-repeated="3"/>
          <table:table-cell office:value-type="string" calcext:value-type="string">
            <text:p>O. P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after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V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Treasu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Secreta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Progra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Community_Serv_D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Histor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Marketing_P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 Parlimentar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9"/>
          <table:table-cell table:number-columns-repeated="3"/>
          <table:table-cell office:value-type="string" calcext:value-type="string">
            <text:p>O. Recruit_Retain_D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Shares for fund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o be sold at $112 per share to raise 1mil startup</text:p>
          </table:table-cell>
        </table:table-row>
      </table:table>
      <table:table table:name="publicShares" table:style-name="ta1">
        <table:table-column table:style-name="co1" table:default-cell-style-name="Default"/>
        <table:table-row table:style-name="ro1">
          <table:table-cell office:value-type="string" calcext:value-type="string">
            <text:p>Share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29:37.079446925</meta:creation-date>
    <dc:date>2018-03-02T01:15:23.931713958</dc:date>
    <meta:editing-duration>PT13M15S</meta:editing-duration>
    <meta:editing-cycles>4</meta:editing-cycles>
    <meta:generator>LibreOffice/5.1.6.2$Linux_X86_64 LibreOffice_project/10m0$Build-2</meta:generator>
    <meta:document-statistic meta:table-count="3" meta:cell-count="141" meta:object-count="0"/>
  </office:meta>
</office:document-meta>
</file>